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3055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Enemy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2" office:value-type="string">
            <text:p>Column Pos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Hooklvl1_0001 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Hooklvl1_0002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Hooklvl1_0003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Hooklvl2_0004 </text:p>
          </table:table-cell>
          <table:table-cell table:number-columns-repeated="2"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Hooklvl2_0005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Hooklvl3_0001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Hooklvl3_0002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Hooklvl3_0003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Hooklvl3_0004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Hooklvl3_0005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Hooklvl3_0006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Hooklvl3_0007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Hooklvl3_0008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Idle0001 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Idle0002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Idle0003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Idle0004 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Idle0005 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office:value-type="string">
            <text:p>Jablvl1_01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office:value-type="string">
            <text:p>Jablvl1_02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Jablvl1_03 </text:p>
          </table:table-cell>
          <table:table-cell table:number-columns-repeated="2" office:value-type="float" office:value="4">
            <text:p>4</text:p>
          </table:table-cell>
          <table:table-cell office:value-type="float" office:value="270">
            <text:p>270</text:p>
          </table:table-cell>
          <table:table-cell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office:value-type="string">
            <text:p>Jablvl2_04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office:value-type="string">
            <text:p>Jablvl2_05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office:value-type="string">
            <text:p>Jablvl3_0001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office:value-type="string">
            <text:p>Jablvl3_0002 </text:p>
          </table:table-cell>
          <table:table-cell table:number-columns-repeated="2" office:value-type="float" office:value="5">
            <text:p>5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office:value-type="string">
            <text:p>Jablvl3_0003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Jablvl3_0004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Jablvl3_0005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Jablvl3_0006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Jablvl3_0007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Jablvl3_0008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50">
            <text:p>45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Jablvl3_0009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1 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2 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3 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4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5 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6 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7 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8 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9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0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1 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2 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3 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4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5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6 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7 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1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2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3 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4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5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6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7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8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1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0">
            <text:p>6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2 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3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0">
            <text:p>6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4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00">
            <text:p>7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5 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6 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600">
            <text:p>6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7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0">
            <text:p>7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8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00">
            <text:p>8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9 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10 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600">
            <text:p>6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11 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700">
            <text:p>7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12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0">
            <text:p>800</text:p>
          </table:table-cell>
          <table:table-cell table:number-columns-repeated="1016"/>
        </table:table-row>
        <table:table-row table:style-name="ro1" table:number-rows-repeated="104850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" table:style-name="ta1" table:print="false">
        <table:table-column table:style-name="co5" table:number-columns-repeated="3" table:default-cell-style-name="ce3"/>
        <table:table-column table:style-name="co5" table:number-columns-repeated="1021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Row Position</text:p>
          </table:table-cell>
          <table:table-cell office:value-type="string">
            <text:p>Column N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DLE_000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DLE_00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DLE_00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Jab_A_0001</text:p>
          </table:table-cell>
          <table:table-cell table:number-columns-repeated="2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Jab_A_000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Jab_A_00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Jab_V_00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Jab_V_00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Jab_V_00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lk_0001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3"/>
          <table:table-cell table:style-name="ce1" table:number-columns-repeated="1018"/>
        </table:table-row>
        <table:table-row table:style-name="ro1">
          <table:table-cell table:style-name="ce2" office:value-type="string">
            <text:p>Walk_00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3"/>
          <table:table-cell table:style-name="ce1" table:number-columns-repeated="1018"/>
        </table:table-row>
        <table:table-row table:style-name="ro1">
          <table:table-cell table:style-name="ce2" office:value-type="string">
            <text:p>Walk_000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3"/>
          <table:table-cell table:style-name="ce1" table:number-columns-repeated="1018"/>
        </table:table-row>
        <table:table-row table:style-name="ro1">
          <table:table-cell table:style-name="ce2" office:value-type="string">
            <text:p>Walk_000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3"/>
          <table:table-cell table:style-name="ce1" table:number-columns-repeated="1018"/>
        </table:table-row>
        <table:table-row table:style-name="ro1">
          <table:table-cell table:style-name="ce2" office:value-type="string">
            <text:p>Walk_000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3"/>
          <table:table-cell table:style-name="ce1" table:number-columns-repeated="1018"/>
        </table:table-row>
        <table:table-row table:style-name="ro1">
          <table:table-cell table:style-name="ce2" office:value-type="string">
            <text:p>Walk_0006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3"/>
          <table:table-cell table:style-name="ce1" table:number-columns-repeated="1018"/>
        </table:table-row>
        <table:table-row table:style-name="ro1">
          <table:table-cell office:value-type="string">
            <text:p>Kick_lvl1_00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Kick_lvl1_00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Kick_lvl2_00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Kick_lvl2_00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5" table:number-columns-repeated="3" table:default-cell-style-name="Default"/>
        <table:table-row table:style-name="ro1">
          <table:table-cell office:value-type="string">
            <text:p>IDLE_000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IDLE_00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DLE_00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b_A_000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Jab_A_000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b_A_00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b_V_00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b_V_00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b_V_00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ick_lvl1_00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ick_lvl1_00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ick_lvl2_00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ick_lvl2_00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alk_000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Walk_00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alk_000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alk_000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alk_000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alk_0006</text:p>
          </table:table-cell>
          <table:table-cell table:number-columns-repeated="2" office:value-type="float" office:value="4">
            <text:p>4</text:p>
          </table:table-cell>
        </table:table-row>
      </table:table>
      <table:database-ranges>
        <table:database-range table:target-range-address="Sheet3.A1:Sheet3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05/25/2013</text:date>, <text:time>14:4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Johnson</meta:initial-creator>
    <meta:creation-date>2013-05-14T23:02:35.99</meta:creation-date>
    <dc:date>2013-05-25T14:48:42</dc:date>
    <meta:editing-duration>PT2H12M44S</meta:editing-duration>
    <meta:editing-cycles>8</meta:editing-cycles>
    <meta:generator>OpenOffice.org/3.4.1$Win32 OpenOffice.org_project/341m1$Build-9593</meta:generator>
    <meta:document-statistic meta:table-count="3" meta:cell-count="467" meta:object-count="0"/>
  </office:meta>
</office:document-meta>
</file>